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Text_20_body">
      <style:paragraph-properties fo:margin-top="0.1665in" fo:margin-bottom="0.0835in" loext:contextual-spacing="false"/>
    </style:style>
    <style:style style:name="P4" style:family="paragraph" style:parent-style-name="Table_20_Text">
      <style:paragraph-properties>
        <style:tab-stops>
          <style:tab-stop style:position="0.5835in"/>
          <style:tab-stop style:position="2.1874in"/>
        </style:tab-stops>
      </style:paragraph-properties>
    </style:style>
    <style:style style:name="P5" style:family="paragraph" style:parent-style-name="Table_20_Text">
      <style:paragraph-properties>
        <style:tab-stops>
          <style:tab-stop style:position="0.5835in"/>
          <style:tab-stop style:position="1.6665in"/>
        </style:tab-stops>
      </style:paragraph-properties>
    </style:style>
    <style:style style:name="P6" style:family="paragraph" style:parent-style-name="Table_20_Text">
      <style:paragraph-properties style:snap-to-layout-grid="false">
        <style:tab-stops>
          <style:tab-stop style:position="0.5835in"/>
          <style:tab-stop style:position="1.6665in"/>
        </style:tab-stops>
      </style:paragraph-properties>
    </style:style>
    <style:style style:name="P7" style:family="paragraph" style:parent-style-name="Table_20_Text">
      <style:paragraph-properties>
        <style:tab-stops>
          <style:tab-stop style:position="0.6807in"/>
          <style:tab-stop style:position="2in"/>
        </style:tab-stops>
      </style:paragraph-properties>
    </style:style>
    <style:style style:name="P8" style:family="paragraph" style:parent-style-name="Table_20_Text">
      <style:text-properties style:font-name="TheSansMonoConNormal1" style:font-name-complex="TheSansMonoConNormal1"/>
    </style:style>
    <style:style style:name="P9" style:family="paragraph" style:parent-style-name="Table_20_Head">
      <style:paragraph-properties>
        <style:tab-stops>
          <style:tab-stop style:position="0.5835in"/>
          <style:tab-stop style:position="2.1874in"/>
        </style:tab-stops>
      </style:paragraph-properties>
    </style:style>
    <style:style style:name="P10"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11" style:family="paragraph" style:parent-style-name="Chapter_20_Title" style:master-page-name="Standard">
      <style:paragraph-properties style:page-number="auto"/>
    </style:style>
    <style:style style:name="P12"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language="en" fo:country="GB" fo:font-weight="bold" style:font-weight-asian="bold"/>
    </style:style>
    <style:style style:name="T3" style:family="text">
      <style:text-properties style:font-name="Utopia-Bold" fo:font-weight="bold" style:font-weight-asian="bold" style:font-name-complex="Utopia-Bold" style:font-weight-complex="bold"/>
    </style:style>
    <style:style style:name="T4" style:family="text">
      <style:text-properties style:font-name="Utopia-Bold" style:font-name-complex="Utopia-Bold"/>
    </style:style>
    <style:style style:name="T5" style:family="text">
      <style:text-properties style:font-name="Utopia-Bold" style:font-name-complex="Utopia-Bold"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name="Utopia-Italic" fo:font-style="italic" style:font-style-asian="italic" style:font-name-complex="Utopia-Italic" style:font-style-complex="italic"/>
    </style:style>
    <style:style style:name="T9" style:family="text">
      <style:text-properties style:font-name-complex="TheSansMonoCondensed-SemiLight"/>
    </style:style>
    <style:style style:name="T10" style:family="text">
      <style:text-properties fo:language="en" fo:country="US" style:font-name-asian="Times New Roman" style:font-name-complex="Times New Roman" style:language-complex="ar" style:country-complex="SA"/>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imple Input<text:alphabetical-index-mark text:string-value="Simple input"/></text:p>
      <text:p text:style-name="Chapter_20_Title"/>
      <text:p text:style-name="Body_20_Text_20_First"/>
      <text:p text:style-name="Body_20_Text_20_First">So far, the Explorations have focused on output. Now it’s time to turn your attention to input. Given that the output operator is <text:span text:style-name="Code_20_Inline">&lt;&lt;</text:span>, <text:span text:style-name="T2">what do you expect the input operator to be?</text:span><text:span text:style-name="T3"> </text:span><text:span text:style-name="T5">________________</text:span></text:p>
      <text:p text:style-name="Body_20_Text_20_Cont"><text:bookmark-start text:name="code"/>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Body_20_Text_20_Cont">Listing 5-1 shows a simple program that performs input and output<text:alphabetical-index-mark text:string-value="performs input and output" text:key1="Simple input"/>.</text:p>
      <text:p text:style-name="Code_20_Caption"><text:span text:style-name="T6">Listing 5-1.</text:span><text:span text:style-name="T7"> Demonstrating Input and Output</text:span></text:p>
      <text:p text:style-name="Code">#include &lt;iostream&gt;</text:p>
      <text:p text:style-name="Code"/>
      <text:p text:style-name="Code">int main()</text:p>
      <text:p text:style-name="Code"><text:soft-page-break/>{</text:p>
      <text:p text:style-name="Code"><text:s text:c="3"/>std::cout &lt;&lt; "Enter a number: ";</text:p>
      <text:p text:style-name="Code"><text:s text:c="3"/>int x;</text:p>
      <text:p text:style-name="Code"><text:s text:c="3"/>std::cin &gt;&gt; x;</text:p>
      <text:p text:style-name="Code"><text:s text:c="3"/>std::cout &lt;&lt; "Enter another number: ";</text:p>
      <text:p text:style-name="Code"><text:s text:c="3"/>int y;</text:p>
      <text:p text:style-name="Code"><text:s text:c="3"/>std::cin &gt;&gt; y;</text:p>
      <text:p text:style-name="Code"/>
      <text:p text:style-name="Code"><text:s text:c="3"/>int z{x + y};</text:p>
      <text:p text:style-name="Code"><text:s text:c="3"/>std::cout &lt;&lt; "The sum of " &lt;&lt; x &lt;&lt; " and " &lt;&lt; y &lt;&lt; " is " &lt;&lt; z &lt;&lt; "\n";</text:p>
      <text:p text:style-name="Code">}</text:p>
      <text:p text:style-name="Body_20_Text_20_Cont"><text:span text:style-name="Strong_20_Emphasis">How many numbers does Listing 5‑1 read from the standard input?</text:span><text:span text:style-name="T1"> </text:span>________________</text:p>
      <text:p text:style-name="Body_20_Text_20_Cont">Suppose you enter <text:span text:style-name="Code_20_Inline">42</text:span> and <text:span text:style-name="Code_20_Inline">21</text:span> as the two input values. <text:span text:style-name="Strong_20_Emphasis"><text:span text:style-name="T4">What do you expect for the output</text:span></text:span><text:span text:style-name="T3">?</text:span></text:p>
      <text:p text:style-name="Unnumbered_20_List">_____________________________________________________________</text:p>
      <text:p text:style-name="Body_20_Text_20_Cont">Now run the program and check your prediction. I hope you got <text:span text:style-name="Code_20_Inline">63</text:span>. Suppose you type the following as input?</text:p>
      <text:p text:style-name="Code">42*21</text:p>
      <text:p text:style-name="Body_20_Text_20_Cont"><text:span text:style-name="Strong_20_Emphasis">What do you predict will be the output?</text:span></text:p>
      <text:p text:style-name="Unnumbered_20_List">_____________________________________________________________</text:p>
      <text:p text:style-name="Body_20_Text_20_Cont">Test your hypothesis. <text:span text:style-name="Strong_20_Emphasis"><text:span text:style-name="T4">What is the actual output?</text:span></text:span></text:p>
      <text:p text:style-name="Unnumbered_20_List">_____________________________________________________________</text:p>
      <text:p text:style-name="Body_20_Text_20_Cont">Do you see what happened? If not, try <text:span text:style-name="Code_20_Inline">xyz</text:span> as the input to the program. Try <text:span text:style-name="Code_20_Inline">42-21</text:span>. Try <text:span text:style-name="Code_20_Inline">42.21</text:span>.</text:p>
      <text:p text:style-name="Body_20_Text_20_Cont"><text:bookmark-end text:name="code"/>The program exhibits two distinct behaviors that you have to understand. First, to read an <text:span text:style-name="Code_20_Inline">int</text:span>, the input stream must contain a valid integer<text:alphabetical-index-mark text:string-value="valid integer" text:key1="Simple input"/>.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Body_20_Text_20_Cont"><text:soft-page-break/>The second behavior is what you discovered in the previous Exploration; uninitialized <text:span text:style-name="Code_20_Inline">int</text:span> variables<text:alphabetical-index-mark text:string-value="uninitialized int variables" text:key1="Simple input"/>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Body_20_Text_20_Cont">Thus, when the input is <text:span text:style-name="Code_20_Inline">xyz</text:span>, both reads fail, and undefined behavior results<text:alphabetical-index-mark text:string-value="undefined behavior results" text:key1="Simple input"/>.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Body_20_Text_20_Cont">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Body_20_Text_20_Cont">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Body_20_Text_20_Cont"><text:bookmark-start text:name="code1"/>Did you think that integers could be so complicated? Surely strings<text:alphabetical-index-mark text:string-value="reading strings" text:key1="Simple input"/>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text:span text:style-name="T6">Listing 5-2.</text:span><text:span text:style-name="T7"> Reading Strings</text:span></text:p>
      <text:p text:style-name="Code">#include &lt;i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oft-page-break/><text:s text:c="3"/>std::cin &gt;&gt; name;</text:p>
      <text:p text:style-name="Code"><text:s text:c="3"/>std::cout &lt;&lt; "Hello, " &lt;&lt; name &lt;&lt; ", how are you? ";</text:p>
      <text:p text:style-name="Code"><text:s text:c="3"/>std::string response{};</text:p>
      <text:p text:style-name="Code"><text:s text:c="3"/>std::cin &gt;&gt; response;</text:p>
      <text:p text:style-name="Code"><text:s text:c="3"/>std::cout &lt;&lt; "Good-bye, " &lt;&lt; name &lt;&lt; ". I'm glad you feel " &lt;&lt; response &lt;&lt; "\n";</text:p>
      <text:p text:style-name="Code">}</text:p>
      <text:p text:style-name="Body_20_Text_20_Cont">Listing 5-2 is clearly not a model of artificial intelligence, but it demonstrates one thing well. Suppose the input is as follows:</text:p>
      <text:p text:style-name="Code">Ray Lischner</text:p>
      <text:p text:style-name="Code">Fine</text:p>
      <text:p text:style-name="Body_20_Text_20_Cont"><text:span text:style-name="Strong_20_Emphasis">What do you expect as the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Run the program and test your hypothesis. <text:span text:style-name="Strong_20_Emphasis"><text:span text:style-name="T4">Were you correct?</text:span></text:span> ________________</text:p>
      <text:p text:style-name="Body_20_Text_20_Cont"><text:span text:style-name="Strong_20_Emphasis">Explain.</text:span></text:p>
      <text:p text:style-name="Unnumbered_20_List">_____________________________________________________________</text:p>
      <text:p text:style-name="Unnumbered_20_List">_____________________________________________________________</text:p>
      <text:p text:style-name="Body_20_Text_20_Cont">Experiment with different input and try to discern the rules that C++ uses to delimit a string in the input stream. Ready? Go ahead. I’ll wait until you’re done.</text:p>
      <text:p text:style-name="Body_20_Text_20_Cont">Back so soon? <text:span text:style-name="Strong_20_Emphasis"><text:span text:style-name="T4">How does C++ delimit strings in an input stream?</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Body_20_Text_20_Cont"><text:bookmark-start text:name="code2"/><text:bookmark-end text:name="code1"/><text:soft-page-break/>So what happens when you mix integers and strings? <text:span text:style-name="Strong_20_Emphasis"><text:span text:style-name="T4">Write a program that asks for a person’s name (first name only) and age (in years) and then echoes the input to the standard output.</text:span></text:span> Which do you want to ask for first? Print the information after reading it.</text:p>
      <text:p text:style-name="Body_20_Text_20_Cont">Table 5-1 shows some sample inputs<text:alphabetical-index-mark text:string-value="sample inputs" text:key1="Simple input"/> for your program. Next to each one, <text:span text:style-name="Strong_20_Emphasis"><text:span text:style-name="T4">write your prediction for the program’s output.</text:span></text:span> Then run the program, and <text:span text:style-name="Strong_20_Emphasis"><text:span text:style-name="T4">write the actual output.</text:span></text:span> </text:p>
      <text:p text:style-name="Table_20_Caption"><text:span text:style-name="T6">Table 5-1.</text:span><text:span text:style-name="T7"> Sample Inputs for Name and Age</text:span></text:p>
      <table:table table:name="Table1" table:style-name="Table1">
        <table:table-column table:style-name="Table1.A" table:number-columns-repeated="3"/>
        <table:table-row table:style-name="Table1.1">
          <table:table-cell table:style-name="Table1.A1" office:value-type="string">
            <text:p text:style-name="P9">Input</text:p>
            <text:p text:style-name="P4"/>
          </table:table-cell>
          <table:table-cell table:style-name="Table1.A1" office:value-type="string">
            <text:p text:style-name="P9"><text:s text:c="12"/>Predicted Output</text:p>
            <text:p text:style-name="P9"/>
          </table:table-cell>
          <table:table-cell table:style-name="Table1.A1" office:value-type="string">
            <text:p text:style-name="P9">Actual Output</text:p>
            <text:p text:style-name="P9"><text:span text:style-name="Code_20_Inline"/></text:p>
          </table:table-cell>
        </table:table-row>
        <table:table-row table:style-name="Table1.1">
          <table:table-cell table:style-name="Table1.A1" office:value-type="string">
            <text:p text:style-name="P5"><text:span text:style-name="Code_20_Inline">Ray44</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44Ray</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Ray 44</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44 Ray</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Ray</text:span><text:line-break/><text:span text:style-name="Code_20_Inline">44</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44</text:span><text:line-break/><text:span text:style-name="Code_20_Inline">Ray</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44-Ray</text:span></text:p>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1" office:value-type="string">
            <text:p text:style-name="P5"><text:span text:style-name="Code_20_Inline">Ray-44</text:span></text:p>
          </table:table-cell>
          <table:table-cell table:style-name="Table1.A1" office:value-type="string">
            <text:p text:style-name="P6"/>
          </table:table-cell>
          <table:table-cell table:style-name="Table1.A1" office:value-type="string">
            <text:p text:style-name="P6"/>
          </table:table-cell>
        </table:table-row>
      </table:table>
      <text:p text:style-name="Body_20_Text_20_Cont">Think of the standard input as a stream of characters. Regardless of how the user types those characters, the program sees them arrive one by one. (Okay, they arrive in big chunks, by the buffer-load, but that’s a minor implementation detail. As far as you are concerned, your program reads one character at a time, and it doesn’t matter that the character comes from the buffer, not the actual input device.) Thus, the <text:soft-page-break/>program always maintains the notion of a current position in the stream. The next read operation always starts at that position.</text:p>
      <text:p text:style-name="Body_20_Text_20_Cont">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Body_20_Text_20_Cont">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8">not</text:span> a valid integer character.</text:p>
      <text:p text:style-name="Body_20_Text_20_Cont">When reading a string, all the characters are grabbed from the stream until a whitespace character is reached. Thus, the string variable does not contain any whitespace characters. The next read operation will skip over the whitespace, as described earlier.</text:p>
      <text:p text:style-name="Body_20_Text_20_Cont">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Body_20_Text_20_Cont"><text:bookmark-start text:name="code3"/><text:bookmark-end text:name="code2"/>Listing 5-3 shows my version of the name-first program<text:alphabetical-index-mark text:string-value="name-first program" text:key1="Simple input"/>. Naturally, your program will differ in the details, but the basic outline should agree with yours.</text:p>
      <text:p text:style-name="Code_20_Caption"><text:span text:style-name="T6">Listing 5-3.</text:span><text:span text:style-name="T7"> Getting the User’s Name and Age</text:span></text:p>
      <text:p text:style-name="Code">#include &lt;iostream&gt;</text:p>
      <text:p text:style-name="Code">#include &lt;string&gt;</text:p>
      <text:p text:style-name="Code"/>
      <text:p text:style-name="Code">int main()</text:p>
      <text:p text:style-name="Code">{</text:p>
      <text:p text:style-name="Code"><text:s text:c="3"/>std::cout &lt;&lt; "What is your name? ";</text:p>
      <text:p text:style-name="Code"><text:s text:c="3"/>std::string name{};</text:p>
      <text:p text:style-name="Code"><text:s text:c="3"/>std::cin &gt;&gt; name;</text:p>
      <text:p text:style-name="Code"><text:soft-page-break/></text:p>
      <text:p text:style-name="Code"><text:s text:c="3"/>std::cout &lt;&lt; "Hello, " &lt;&lt; name &lt;&lt; ", how old are you? ";</text:p>
      <text:p text:style-name="Code"><text:s text:c="3"/>int age{};</text:p>
      <text:p text:style-name="Code"><text:s text:c="3"/>std::cin &gt;&gt; ag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text:span text:style-name="Strong_20_Emphasis">Now modify the program to reverse the order of the name and age and try all the input values again. Explain what you observ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Body_20_Text_20_Cont"><text:bookmark-start text:name="code4"/><text:bookmark-end text:name="code3"/>In other words, when the program cannot read the user’s age, it won’t be able to read the name either. That’s why the program gets both name and age correct, or it gets both wrong.</text:p>
      <text:p text:style-name="Body_20_Text_20_Cont">Listing 5-4 shows my version of the age-first program<text:alphabetical-index-mark text:string-value="age-first program" text:key1="Simple input"/>.</text:p>
      <text:p text:style-name="Code_20_Caption"><text:span text:style-name="T6">Listing 5-4.</text:span><text:span text:style-name="T7"> Getting the User’s Age and Then Name</text:span></text:p>
      <text:p text:style-name="Code">#include &lt;iostream&gt;</text:p>
      <text:p text:style-name="Code">#include &lt;string&gt;</text:p>
      <text:p text:style-name="Code"/>
      <text:p text:style-name="Code">int main()</text:p>
      <text:p text:style-name="Code">{</text:p>
      <text:p text:style-name="Code"><text:s text:c="3"/>std::cout &lt;&lt; "How old are you? ";</text:p>
      <text:p text:style-name="Code"><text:s text:c="3"/>int age{};</text:p>
      <text:p text:style-name="Code"><text:s text:c="3"/>std::cin &gt;&gt; age;</text:p>
      <text:p text:style-name="Code"/>
      <text:p text:style-name="Code"><text:s text:c="3"/>std::cout &lt;&lt; "What is your name? ";</text:p>
      <text:p text:style-name="Code"><text:s text:c="3"/>std::string name{};</text:p>
      <text:p text:style-name="Code"><text:soft-page-break/><text:s text:c="3"/>std::cin &gt;&gt; name;</text:p>
      <text:p text:style-name="Code"/>
      <text:p text:style-name="Code"><text:s text:c="3"/>std::cout &lt;&lt; "Good-bye, " &lt;&lt; name &lt;&lt; ". You are " &lt;&lt; age &lt;&lt; " year";</text:p>
      <text:p text:style-name="Code"><text:s text:c="3"/>if (age != 1)</text:p>
      <text:p text:style-name="Code"><text:s text:c="6"/>std::cout &lt;&lt; 's';</text:p>
      <text:p text:style-name="Code"><text:s text:c="3"/>std::cout &lt;&lt; " old.\n";</text:p>
      <text:p text:style-name="Code">}</text:p>
      <text:p text:style-name="Body_20_Text_20_Cont"><text:bookmark-end text:name="code4"/>Table 5-2 shows a truncated version of the output (just the name and age) in each situation.</text:p>
      <text:p text:style-name="Table_20_Caption"><text:span text:style-name="T6">Table 5-2.</text:span><text:span text:style-name="T7"> Interpreting Input</text:span><text:alphabetical-index-mark text:string-value="interpreting input" text:key1="Simple input"/><text:span text:style-name="T7"> the C++ Way</text:span></text:p>
      <table:table table:name="Table2" table:style-name="Table2">
        <table:table-column table:style-name="Table2.A" table:number-columns-repeated="3"/>
        <table:table-row table:style-name="Table2.1">
          <table:table-cell table:style-name="Table2.A1" office:value-type="string">
            <text:p text:style-name="P10">Input</text:p>
          </table:table-cell>
          <table:table-cell table:style-name="Table2.A1" office:value-type="string">
            <text:p text:style-name="P10"><text:s text:c="6"/>Name First</text:p>
          </table:table-cell>
          <table:table-cell table:style-name="Table2.A1" office:value-type="string">
            <text:p text:style-name="P10">Age First</text:p>
          </table:table-cell>
        </table:table-row>
        <table:table-row table:style-name="Table2.1">
          <table:table-cell table:style-name="Table2.A1" office:value-type="string">
            <text:p text:style-name="P7"><text:span text:style-name="Code_20_Inline">Ray44</text:span></text:p>
          </table:table-cell>
          <table:table-cell table:style-name="Table2.A1" office:value-type="string">
            <text:p text:style-name="P7"><text:span text:style-name="Code_20_Inline">"Ray44"</text:span>, <text:span text:style-name="Code_20_Inline">0</text:span></text:p>
          </table:table-cell>
          <table:table-cell table:style-name="Table2.A1" office:value-type="string">
            <text:p text:style-name="P7"><text:span text:style-name="Code_20_Inline">0</text:span>, <text:span text:style-name="Code_20_Inline">""</text:span></text:p>
          </table:table-cell>
        </table:table-row>
        <table:table-row table:style-name="Table2.1">
          <table:table-cell table:style-name="Table2.A1" office:value-type="string">
            <text:p text:style-name="P7"><text:span text:style-name="Code_20_Inline">44Ray</text:span></text:p>
          </table:table-cell>
          <table:table-cell table:style-name="Table2.A1" office:value-type="string">
            <text:p text:style-name="P7">"<text:span text:style-name="Code_20_Inline">44Ray"</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7"><text:span text:style-name="Code_20_Inline">Ray</text:span> <text:span text:style-name="Code_20_Inline">44</text:span></text:p>
          </table:table-cell>
          <table:table-cell table:style-name="Table2.A1" office:value-type="string">
            <text:p text:style-name="P7"><text:span text:style-name="Code_20_Inline">"Ray"</text:span>, <text:span text:style-name="Code_20_Inline">44</text:span></text:p>
          </table:table-cell>
          <table:table-cell table:style-name="Table2.A1" office:value-type="string">
            <text:p text:style-name="P7"><text:span text:style-name="Code_20_Inline">0</text:span>, <text:span text:style-name="Code_20_Inline">""</text:span></text:p>
          </table:table-cell>
        </table:table-row>
        <table:table-row table:style-name="Table2.1">
          <table:table-cell table:style-name="Table2.A1" office:value-type="string">
            <text:p text:style-name="P7"><text:span text:style-name="Code_20_Inline">44</text:span> <text:span text:style-name="Code_20_Inline">Ray</text:span></text:p>
          </table:table-cell>
          <table:table-cell table:style-name="Table2.A1" office:value-type="string">
            <text:p text:style-name="P7"><text:span text:style-name="Code_20_Inline">"44"</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8"><text:span text:style-name="Code_20_Inline"><text:span text:style-name="T10">Ray</text:span></text:span></text:p>
            <text:p text:style-name="P8"><text:span text:style-name="Code_20_Inline"><text:span text:style-name="T10">44</text:span></text:span></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8"><text:span text:style-name="Code_20_Inline"><text:span text:style-name="T10">44</text:span></text:span><text:line-break/><text:span text:style-name="Code_20_Inline"><text:span text:style-name="T10">Ray</text:span></text:span></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7"><text:span text:style-name="Code_20_Inline">44#Ray</text:span></text:p>
          </table:table-cell>
          <table:table-cell table:style-name="Table2.A1" office:value-type="string">
            <text:p text:style-name="P7"><text:span text:style-name="Code_20_Inline">"44#Ray"</text:span>, <text:span text:style-name="Code_20_Inline">0</text:span></text:p>
          </table:table-cell>
          <table:table-cell table:style-name="Table2.A1" office:value-type="string">
            <text:p text:style-name="P7"><text:span text:style-name="Code_20_Inline">44</text:span>, <text:span text:style-name="Code_20_Inline">"#Ray"</text:span></text:p>
          </table:table-cell>
        </table:table-row>
        <table:table-row table:style-name="Table2.1">
          <table:table-cell table:style-name="Table2.A1" office:value-type="string">
            <text:p text:style-name="P7"><text:span text:style-name="Code_20_Inline">Ray#44</text:span></text:p>
          </table:table-cell>
          <table:table-cell table:style-name="Table2.A1" office:value-type="string">
            <text:p text:style-name="P7"><text:span text:style-name="Code_20_Inline">"Ray#44"</text:span>, <text:span text:style-name="Code_20_Inline">0</text:span></text:p>
          </table:table-cell>
          <table:table-cell table:style-name="Table2.A1" office:value-type="string">
            <text:p text:style-name="P7"><text:span text:style-name="Code_20_Inline">0</text:span>,<text:span text:style-name="Code_20_Inline"> </text:span><text:span text:style-name="Code_20_Inline"><text:span text:style-name="T9">""</text:span></text:span></text:p>
          </table:table-cell>
        </table:table-row>
      </table:table>
      <text:p text:style-name="Body_20_Text_20_Cont">Handling errors in an input stream requires some more advanced C++, but handling errors in your code is something you can take care of right now. The next Exploration helps you untangle compiler error messages.</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fo:font-family="Courier" style:font-family-generic="modern" style:font-name-complex="Courier" style:font-family-complex="Courier" style:font-family-generic-complex="modern"/>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2.0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27:00</meta:creation-date>
    <dc:creator>Ray Lischner</dc:creator>
    <dc:date>2020-02-25T11:44:09.644663695</dc:date>
    <meta:print-date>2009-03-19T10:05:00</meta:print-date>
    <meta:editing-cycles>9</meta:editing-cycles>
    <meta:editing-duration>PT29M50S</meta:editing-duration>
    <meta:generator>LibreOffice/6.3.3.2.0$Linux_X86_64 LibreOffice_project/30$Build-2</meta:generator>
    <meta:document-statistic meta:table-count="2" meta:image-count="0" meta:object-count="0" meta:page-count="8" meta:paragraph-count="155" meta:word-count="1804" meta:character-count="10935" meta:non-whitespace-character-count="9159"/>
    <meta:user-defined meta:name="Chapter Number">05</meta:user-defined>
  </office:meta>
</office:document-meta>
</file>